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10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ro3" style:family="table-row">
      <style:table-row-properties style:row-height="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74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6mm" fo:break-before="auto" style:use-optimal-row-height="true"/>
    </style:style>
    <style:style style:name="ro8" style:family="table-row">
      <style:table-row-properties style:row-height="4.99mm" fo:break-before="auto" style:use-optimal-row-height="true"/>
    </style:style>
    <style:style style:name="ro9" style:family="table-row">
      <style:table-row-properties style:row-height="6.58mm" fo:break-before="auto" style:use-optimal-row-height="true"/>
    </style:style>
    <style:style style:name="ro10" style:family="table-row">
      <style:table-row-properties style:row-height="7.09mm" fo:break-before="auto" style:use-optimal-row-height="true"/>
    </style:style>
    <style:style style:name="ro11" style:family="table-row">
      <style:table-row-properties style:row-height="6.83mm" fo:break-before="auto" style:use-optimal-row-height="true"/>
    </style:style>
    <style:style style:name="ro1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5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3c3c3c" style:diagonal-bl-tr="none" style:diagonal-tl-br="none" fo:border-left="1.76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ackground-color="transparent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fo:border-bottom="none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3c3c3c" style:diagonal-bl-tr="none" style:diagonal-tl-br="none" fo:border-left="none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0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宋体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solid" style:text-underline-width="auto" style:text-underline-color="font-color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35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7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1" style:family="table-cell" style:parent-style-name="Default">
      <style:table-cell-properties fo:border-bottom="2.49pt double-thin #3c3c3c" style:border-line-width-bottom="0.18mm 0.53mm 0.18mm" style:diagonal-bl-tr="none" style:diagonal-tl-br="none" fo:border-left="0.74pt solid #3c3c3c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1.76pt solid #3c3c3c" style:diagonal-bl-tr="none" style:diagonal-tl-br="none" fo:border-left="0.74pt solid #3c3c3c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none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>
      <style:table-cell-properties fo:border-bottom="2.49pt double-thin #3c3c3c" style:border-line-width-bottom="0.18mm 0.53mm 0.18mm" style:diagonal-bl-tr="none" style:diagonal-tl-br="none" fo:border-left="none" fo:padding="0.71mm" fo:border-right="0.74pt solid #3c3c3c" style:rotation-align="none" fo:border-top="0.74pt solid #3c3c3c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 style:data-style-name="N151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0" style:family="table-cell" style:parent-style-name="Default" style:data-style-name="N151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51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15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2" style:family="table-cell" style:parent-style-name="Default" style:data-style-name="N151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51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51">
      <style:table-cell-properties fo:border-bottom="1.76pt solid #3c3c3c" style:diagonal-bl-tr="none" style:diagonal-tl-br="none" fo:border-left="0.74pt solid #3c3c3c" fo:padding="0.71mm" fo:border-right="0.74pt solid #3c3c3c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51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6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7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8" style:family="table-cell" style:parent-style-name="Default" style:data-style-name="N151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9" style:family="table-cell" style:parent-style-name="Default" style:data-style-name="N151">
      <style:table-cell-properties fo:padding="0.71mm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1pt" style:language-asian="none" style:country-asian="none" style:font-style-asian="normal" style:font-weight-asian="bold" style:font-name-complex="Arial" style:font-size-complex="11pt" style:language-complex="none" style:country-complex="none" style:font-style-complex="normal" style:font-weight-complex="bold"/>
    </style:style>
    <style:style style:name="ce7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3" style:family="table-cell" style:parent-style-name="Default" style:data-style-name="N148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5" style:family="table-cell" style:parent-style-name="Default" style:data-style-name="N148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5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76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7" style:family="table-cell" style:parent-style-name="Default" style:data-style-name="N14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 style:data-style-name="N148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2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 style:data-style-name="N148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4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5" style:family="table-cell" style:parent-style-name="Default" style:data-style-name="N148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7" style:family="table-cell" style:parent-style-name="Default" style:data-style-name="N150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9" style:family="table-cell" style:parent-style-name="Default" style:data-style-name="N150">
      <style:table-cell-properties style:glyph-orientation-vertical="0" fo:border-bottom="0.74pt solid #3c3c3c" fo:background-color="#c0c0c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Arial" style:font-size-complex="11pt" style:font-style-complex="normal" style:font-weight-complex="bold"/>
    </style:style>
    <style:style style:name="ce90" style:family="table-cell" style:parent-style-name="Default" style:data-style-name="N15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3c3c3c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 style:data-style-name="N14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8">
      <style:table-cell-properties style:glyph-orientation-vertical="0" fo:border-bottom="2.49pt double-thin #3c3c3c" style:border-line-width-bottom="0.18mm 0.53mm 0.18mm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4" style:family="table-cell" style:parent-style-name="Default" style:data-style-name="N148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style:font-name="宋体"/>
    </style:style>
    <style:style style:name="T2" style:family="text">
      <style:text-properties style:font-name="Arial"/>
    </style:style>
    <style:style style:name="T3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font-name="黑体" fo:font-size="9pt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style-complex="normal"/>
    </style:style>
    <style:style style:name="T6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7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style:font-name="Arial" style:font-name-complex="Arial"/>
    </style:style>
    <style:style style:name="T8" style:family="text">
      <style:text-properties style:font-style-complex="normal" style:font-name="Arial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fo:font-size="11pt"/>
    </style:style>
    <style:style style:name="T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宋体"/>
    </style:style>
    <style:style style:name="T10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fo:font-size="11pt" style:font-name="Arial" style:font-name-complex="Arial"/>
    </style:style>
    <style:style style:name="T11" style:family="text">
      <style:text-properties fo:text-shadow="none" style:font-size-asian="11pt" style:text-position="0% 100%" style:font-name="Arial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font-name-complex="Arial" style:text-outline="false"/>
    </style:style>
    <style:style style:name="T12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宋体"/>
    </style:style>
    <style:style style:name="T13" style:family="text">
      <style:text-properties fo:text-shadow="none" style:font-size-asian="11pt" style:text-position="0% 100%" fo:font-weight="bold" style:text-underline-style="none" style:text-underline-color="font-color" style:text-line-through-type="none" fo:font-style="normal" style:font-size-complex="11pt" style:font-weight-asian="bold" style:font-weight-complex="bold" style:font-style-asian="normal" style:font-style-complex="normal" fo:font-size="11pt" style:text-outline="false" style:font-name="Arial" style:font-name-complex="Arial"/>
    </style:style>
    <style:style style:name="T14" style:family="text">
      <style:text-properties style:font-style-complex="normal" style:font-name="Arial" style:font-style-asian="normal" style:font-weight-complex="normal" style:font-weight-asian="normal" style:font-size-complex="9pt" style:font-size-asian="9pt" style:font-name-complex="Arial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15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黑体" style:font-name-asian="黑体"/>
    </style:style>
    <style:style style:name="T16" style:family="text">
      <style:text-properties style:font-style-complex="normal" style:font-style-asian="normal" style:font-weight-complex="normal" style:font-weight-asian="normal" style:font-size-complex="9pt" style:font-size-asian="9pt" style:text-position="0% 100%" fo:text-shadow="none" style:text-outline="false" fo:font-style="normal" style:text-line-through-type="none" style:text-underline-style="none" style:text-underline-color="font-color" fo:font-weight="normal" fo:font-size="9pt" style:font-name="Arial" style:font-name-complex="Arial"/>
    </style:style>
    <style:style style:name="T17" style:family="text">
      <style:text-properties style:font-style-complex="normal" style:font-name="黑体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fo:font-size="9pt"/>
    </style:style>
    <style:style style:name="T18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Arial" style:font-name-complex="Arial"/>
    </style:style>
    <style:style style:name="T19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name-asian="黑体" style:font-size-asian="9pt" style:font-size-complex="9pt" style:font-weight-asian="normal" style:font-weight-complex="normal" style:font-style-asian="normal" style:font-name="黑体"/>
    </style:style>
    <style:style style:name="T20" style:family="text">
      <style:text-properties fo:font-size="9pt"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style:font-name="Arial" style:font-name-complex="Arial"/>
    </style:style>
    <style:style style:name="T21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name="Arial" style:font-name-complex="Arial" fo:font-size="11pt" style:font-size-asian="11pt" style:font-size-complex="11pt"/>
    </style:style>
    <style:style style:name="T22" style:family="text">
      <style:text-properties style:font-style-complex="normal" style:text-underline-style="none" style:text-underline-color="font-color" style:text-line-through-type="none" fo:font-style="normal" style:text-outline="false" fo:text-shadow="none" style:text-position="0% 100%" style:font-style-asian="normal" style:font-name="Arial" style:font-name-complex="Arial" fo:font-size="11pt" style:font-size-asian="11pt" style:font-size-complex="11pt" fo:font-weight="bold" style:font-weight-asian="bold" style:font-weight-complex="bold"/>
    </style:style>
    <style:style style:name="T23" style:family="text">
      <style:text-properties style:font-style-complex="normal" style:font-size-complex="9pt" style:text-line-through-type="none" style:text-outline="false" style:font-weight-complex="normal" fo:text-shadow="none" style:font-name-asian="黑体" style:font-style-asian="normal" style:font-name="黑体" style:text-underline-style="none" style:text-underline-color="font-color" style:font-size-asian="9pt" style:text-position="0% 100%" fo:font-size="9pt" fo:font-weight="normal" fo:font-style="normal" style:font-weight-asian="normal"/>
    </style:style>
    <style:style style:name="T24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Arial" style:font-name-complex="Arial"/>
    </style:style>
    <style:style style:name="T25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="黑体" style:font-name-asian="黑体"/>
    </style:style>
    <style:style style:name="T26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complex="Arial" style:font-name="Arial"/>
    </style:style>
    <style:style style:name="T27" style:family="text">
      <style:text-properties style:font-style-complex="normal" style:font-size-complex="9pt" style:text-line-through-type="none" style:text-outline="false" style:font-weight-complex="normal" fo:text-shadow="none" style:font-style-asian="normal" style:text-underline-style="none" style:text-underline-color="font-color" style:font-size-asian="9pt" style:text-position="0% 100%" fo:font-size="9pt" fo:font-weight="normal" fo:font-style="normal" style:font-weight-asian="normal" style:font-name-asian="黑体" style:font-name="黑体"/>
    </style:style>
    <style:style style:name="T28" style:family="text">
      <style:text-properties style:font-weight-asian="normal" style:text-underline-style="none" style:text-underline-color="font-color" style:text-line-through-type="none" style:font-name-complex="Arial" style:text-position="0% 100%" fo:font-size="9pt" style:font-style-asian="normal" style:font-weight-complex="normal" style:text-outline="false" fo:font-weight="normal" style:font-name="Arial" style:font-style-complex="normal" fo:text-shadow="none" style:font-size-asian="9pt" fo:font-style="normal" style:font-size-complex="9pt"/>
    </style:style>
    <style:style style:name="T29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黑体" style:font-name-asian="黑体"/>
    </style:style>
    <style:style style:name="T30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complex="Arial" style:font-name="Arial"/>
    </style:style>
    <style:style style:name="T31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="Arial" style:font-name-complex="Arial"/>
    </style:style>
    <style:style style:name="T32" style:family="text">
      <style:text-properties style:font-weight-asian="normal" style:text-underline-style="none" style:text-underline-color="font-color" style:text-line-through-type="none" style:text-position="0% 100%" fo:font-size="9pt" style:font-style-asian="normal" style:font-weight-complex="normal" style:text-outline="false" fo:font-weight="normal" style:font-style-complex="normal" fo:text-shadow="none" style:font-size-asian="9pt" fo:font-style="normal" style:font-size-complex="9pt" style:font-name-asian="黑体" style:font-name="黑体"/>
    </style:style>
    <style:style style:name="T33" style:family="text">
      <style:text-properties style:font-style-complex="normal" fo:font-weight="normal" style:text-underline-style="none" style:text-underline-color="font-color" style:text-line-through-type="none" fo:font-style="normal" style:text-outline="false" fo:text-shadow="none" style:text-position="0% 100%" style:font-size-asian="9pt" style:font-size-complex="9pt" style:font-weight-asian="normal" style:font-weight-complex="normal" style:font-style-asian="normal" fo:font-size="9pt" style:font-name="黑体" style:font-name-asian="黑体"/>
    </style:style>
    <style:style style:name="T34" style:family="text">
      <style:text-properties style:font-style-complex="normal" style:font-name="黑体" style:font-style-asian="normal" style:font-weight-complex="normal" style:font-weight-asian="normal" style:font-size-complex="9pt" style:font-size-asian="9pt" style:font-name-asian="黑体" style:text-position="0% 100%" fo:text-shadow="none" style:text-outline="false" fo:font-style="normal" style:text-line-through-type="none" style:text-underline-style="none" style:text-underline-color="font-color" fo:font-weight="normal" fo:font-size="9pt"/>
    </style:style>
    <style:style style:name="T35" style:family="text">
      <style:text-properties style:font-name="Arial"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name-complex="Arial" style:font-size-asian="12pt" style:font-size-complex="12pt" style:font-weight-asian="bold" style:font-weight-complex="bold" style:font-style-asian="normal" style:text-position="0% 100%"/>
    </style:style>
    <style:style style:name="T36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黑体" style:font-name-asian="黑体"/>
    </style:style>
    <style:style style:name="T37" style:family="text">
      <style:text-properties style:font-style-complex="normal" fo:font-size="12pt" fo:font-weight="bold" style:text-underline-style="none" style:text-underline-color="font-color" style:text-line-through-type="none" fo:font-style="normal" style:text-outline="false" fo:color="#0000ff" fo:text-shadow="none" style:font-size-asian="12pt" style:font-size-complex="12pt" style:font-weight-asian="bold" style:font-weight-complex="bold" style:font-style-asian="normal" style:text-position="0% 100%" style:font-name="Arial" style:font-name-complex="Arial"/>
    </style:style>
    <style:style style:name="T38" style:family="text">
      <style:text-properties style:font-name="宋体"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/>
    </style:style>
    <style:style style:name="T39" style:family="text">
      <style:text-properties fo:font-size="14pt" fo:font-weight="bold" style:text-underline-style="none" style:text-underline-color="font-color" style:text-line-through-type="none" fo:font-style="normal" style:text-outline="false" fo:text-shadow="none" style:text-position="0% 100%" style:font-size-asian="14pt" style:font-size-complex="14pt" style:font-weight-asian="bold" style:font-weight-complex="bold" style:font-style-asian="normal" style:font-style-complex="normal" style:font-name="Arial" style:font-name-complex="Arial"/>
    </style:style>
    <style:style style:name="T40" style:family="text">
      <style:text-properties style:font-weight-complex="bold" fo:font-weight="bold" style:font-weight-asian="bold" style:font-size-complex="18pt" style:font-size-asian="18pt" style:font-name-asian="黑体" style:text-position="0% 100%" fo:font-size="18pt" style:font-name="黑体" style:font-style-complex="normal" fo:text-shadow="none" style:text-outline="false" fo:font-style="normal" style:text-line-through-type="none" style:text-underline-style="none" style:text-underline-color="font-color" style:font-style-asian="normal"/>
    </style:style>
    <style:style style:name="T41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-complex="Arial" style:font-name="Arial"/>
    </style:style>
    <style:style style:name="T42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黑体" style:font-name-asian="黑体"/>
    </style:style>
    <style:style style:name="T43" style:family="text">
      <style:text-properties style:font-weight-complex="bold" fo:font-weight="bold" style:font-weight-asian="bold" style:font-size-complex="18pt" style:font-size-asian="18pt" style:text-position="0% 100%" fo:font-size="18pt" style:font-style-complex="normal" fo:text-shadow="none" style:text-outline="false" fo:font-style="normal" style:text-line-through-type="none" style:text-underline-style="none" style:text-underline-color="font-color" style:font-style-asian="normal" style:font-name="Arial" style:font-name-complex="Arial"/>
    </style:style>
    <style:style style:name="T44" style:family="text">
      <style:text-properties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45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  <style:style style:name="T46" style:family="text">
      <style:text-properties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ce17"/>
        <table:table-column table:style-name="co1" table:default-cell-style-name="ce66"/>
        <table:table-column table:style-name="co1" table:number-columns-repeated="2" table:default-cell-style-name="ce82"/>
        <table:table-column table:style-name="co1" table:default-cell-style-name="Default"/>
        <table:table-row table:style-name="ro1">
          <table:table-cell table:style-name="ce1" table:number-columns-repeated="2"/>
          <table:table-cell table:style-name="ce33" office:value-type="string" calcext:value-type="string">
            <text:p> <text:span text:style-name="T40">采</text:span><text:span text:style-name="T41">   </text:span><text:span text:style-name="T42">购</text:span><text:span text:style-name="T43">   </text:span><text:span text:style-name="T42">合</text:span><text:span text:style-name="T43">   </text:span><text:span text:style-name="T42">同</text:span></text:p>
          </table:table-cell>
          <table:table-cell table:style-name="ce1" table:number-columns-repeated="2"/>
          <table:table-cell table:style-name="ce33" office:value-type="string" calcext:value-type="string">
            <text:p><text:s/></text:p>
          </table:table-cell>
          <table:table-cell table:style-name="ce55" office:value-type="string" calcext:value-type="string">
            <text:p>编号<text:span text:style-name="T44">/NO.</text:span></text:p>
          </table:table-cell>
          <table:table-cell table:style-name="ce70" office:value-type="string" calcext:value-type="string">
            <text:p>${object.name}</text:p>
          </table:table-cell>
          <table:table-cell table:style-name="ce85"/>
          <table:table-cell/>
        </table:table-row>
        <table:table-row table:style-name="ro2">
          <table:table-cell table:style-name="ce1" table:number-columns-repeated="2"/>
          <table:table-cell table:style-name="ce34" office:value-type="string" calcext:value-type="string">
            <text:p>PURCHASE CONTRACT</text:p>
          </table:table-cell>
          <table:table-cell table:style-name="ce44" table:number-columns-repeated="2"/>
          <table:table-cell table:style-name="ce50"/>
          <table:table-cell table:style-name="ce55" office:value-type="string" calcext:value-type="string">
            <text:p>日期<text:span text:style-name="T44">/DATE:  </text:span></text:p>
          </table:table-cell>
          <table:table-cell table:style-name="ce71" office:value-type="string" calcext:value-type="string" table:number-columns-spanned="3" table:number-rows-spanned="1">
            <text:p>${object.date_order}</text:p>
          </table:table-cell>
          <table:covered-table-cell table:style-name="ce86"/>
          <table:covered-table-cell/>
        </table:table-row>
        <table:table-row table:style-name="ro3">
          <table:table-cell table:style-name="ce2" office:value-type="string" calcext:value-type="string">
            <text:p>THE SELLER</text:p>
          </table:table-cell>
          <table:table-cell table:style-name="ce2" table:number-columns-repeated="4"/>
          <table:table-cell table:style-name="ce1"/>
          <table:table-cell table:style-name="ce20" office:value-type="string" calcext:value-type="string">
            <text:p>THE BUYER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${company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reet},${object.partner_id.street2},${object.partner_id.city}</text:p>
          </table:table-cell>
          <table:table-cell table:style-name="ce19" table:number-columns-repeated="4"/>
          <table:table-cell table:style-name="ce1"/>
          <table:table-cell table:style-name="ce56" office:value-type="string" calcext:value-type="string">
            <text:p>${company.street},${company.street2},${company.city},${company.city},${company.state_id.name},${company.country_id.nam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${object.partner_id.state_id.name},${object.partner_id.country_id.name}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TEL: ${company.phone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Tel: ${object.partner_id.phone}</text:p>
          </table:table-cell>
          <table:table-cell table:style-name="ce20" table:number-columns-repeated="2"/>
          <table:table-cell table:style-name="ce1"/>
          <table:table-cell table:style-name="ce19"/>
          <table:table-cell table:style-name="ce1"/>
          <table:table-cell table:style-name="ce20" office:value-type="string" calcext:value-type="string">
            <text:p>FAX: ${company.fax}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3" office:value-type="string" calcext:value-type="string">
            <text:p>Contact: <text:span text:style-name="T1">${vendor_contact_name}</text:span><text:span text:style-name="T2"> </text:span><text:span text:style-name="T3">${vendor_contact_email}</text:span></text:p>
          </table:table-cell>
          <table:table-cell table:style-name="ce19" table:number-columns-repeated="4"/>
          <table:table-cell table:style-name="ce1"/>
          <table:table-cell table:style-name="ce20" office:value-type="string" calcext:value-type="string">
            <text:p>Contact: <text:span text:style-name="T45">${company_contact_name},</text:span><text:span text:style-name="T46">${company_contact_email}</text:span></text:p>
          </table:table-cell>
          <table:table-cell table:style-name="ce70" table:number-columns-repeated="2"/>
          <table:table-cell/>
        </table:table-row>
        <table:table-row table:style-name="ro3">
          <table:table-cell table:style-name="ce4" office:value-type="string" calcext:value-type="string">
            <text:p>下列签字双方同意按以下条件达成交易<text:span text:style-name="T4">:</text:span></text:p>
          </table:table-cell>
          <table:table-cell table:style-name="ce1" table:number-columns-repeated="5"/>
          <table:table-cell table:style-name="ce57"/>
          <table:table-cell table:style-name="ce72" table:number-columns-repeated="2"/>
          <table:table-cell/>
        </table:table-row>
        <table:table-row table:style-name="ro3">
          <table:table-cell table:style-name="ce5" office:value-type="string" calcext:value-type="string">
            <text:p>THE FOLLOWING SIGNING PARTIES AGREE TO MAKE THE UNDERMENTIONED TRANSACTION ON THE TERMS AND CONDITIONS STATED BELOW:</text:p>
          </table:table-cell>
          <table:table-cell table:style-name="ce1" table:number-columns-repeated="4"/>
          <table:table-cell table:style-name="ce19"/>
          <table:table-cell table:style-name="ce57"/>
          <table:table-cell table:style-name="ce70" table:number-columns-repeated="2"/>
          <table:table-cell/>
        </table:table-row>
        <table:table-row table:style-name="ro4">
          <table:table-cell table:style-name="ce6" office:value-type="string" calcext:value-type="string" table:number-columns-spanned="2" table:number-rows-spanned="1">
            <text:p>1. <text:span text:style-name="T5">货号</text:span></text:p>
          </table:table-cell>
          <table:covered-table-cell table:style-name="ce21"/>
          <table:table-cell table:style-name="ce35" office:value-type="string" calcext:value-type="string" table:number-columns-spanned="4" table:number-rows-spanned="1">
            <text:p>2. <text:span text:style-name="T5">品名及规格</text:span></text:p>
          </table:table-cell>
          <table:covered-table-cell table:number-columns-repeated="2" table:style-name="ce21"/>
          <table:covered-table-cell table:style-name="ce51"/>
          <table:table-cell table:style-name="ce58" office:value-type="string" calcext:value-type="string">
            <text:p>3. <text:span text:style-name="T5">数量</text:span></text:p>
          </table:table-cell>
          <table:table-cell table:style-name="ce73" office:value-type="string" calcext:value-type="string">
            <text:p>4.<text:span text:style-name="T5">单价</text:span></text:p>
          </table:table-cell>
          <table:table-cell table:style-name="ce87" office:value-type="string" calcext:value-type="string">
            <text:p>5.<text:span text:style-name="T5">金额</text:span></text:p>
          </table:table-cell>
          <table:table-cell/>
        </table:table-row>
        <table:table-row table:style-name="ro5">
          <table:table-cell table:style-name="ce7" office:value-type="string" calcext:value-type="string" table:number-columns-spanned="2" table:number-rows-spanned="1">
            <text:p>COMMODITY NO.</text:p>
          </table:table-cell>
          <table:covered-table-cell table:style-name="ce22"/>
          <table:table-cell table:style-name="ce127" office:value-type="string" calcext:value-type="string" table:number-columns-spanned="4" table:number-rows-spanned="1">
            <text:p>NAME OF SPECIFICATION OF COMMODITY </text:p>
          </table:table-cell>
          <table:covered-table-cell table:number-columns-repeated="2" table:style-name="ce22"/>
          <table:covered-table-cell table:style-name="ce52"/>
          <table:table-cell table:style-name="ce150" office:value-type="string" calcext:value-type="string">
            <text:p>QUANTITY</text:p>
          </table:table-cell>
          <table:table-cell table:style-name="ce165" office:value-type="string" calcext:value-type="string">
            <text:p>UNIT PRICE</text:p>
          </table:table-cell>
          <table:table-cell table:style-name="ce179" office:value-type="string" calcext:value-type="string">
            <text:p>AMOUNT</text:p>
          </table:table-cell>
          <table:table-cell/>
        </table:table-row>
        <table:table-row table:style-name="ro4">
          <table:table-cell table:style-name="ce97" office:value-type="string" calcext:value-type="string" table:number-columns-spanned="9" table:number-rows-spanned="1">
            <text:p><text:a xlink:href="py3o://for=%22order%20%20in%20objects%22" xlink:type="simple">for="order  in objects"</text:a></text:p>
          </table:table-cell>
          <table:covered-table-cell table:number-columns-repeated="8" table:style-name="Default"/>
          <table:table-cell/>
        </table:table-row>
        <table:table-row table:style-name="ro4">
          <table:table-cell table:style-name="ce8" office:value-type="string" calcext:value-type="string" table:number-columns-spanned="9" table:number-rows-spanned="1">
            <text:p><text:a xlink:href="py3o://for=%22line%20%20in%20order.order_line%22" xlink:type="simple">for="line  in order.order_line"</text:a></text:p>
          </table:table-cell>
          <table:covered-table-cell table:style-name="ce22"/>
          <table:covered-table-cell table:style-name="ce127"/>
          <table:covered-table-cell table:number-columns-repeated="2" table:style-name="ce22"/>
          <table:covered-table-cell table:style-name="ce52"/>
          <table:covered-table-cell table:style-name="ce150"/>
          <table:covered-table-cell table:style-name="ce165"/>
          <table:covered-table-cell table:style-name="ce179"/>
          <table:table-cell/>
        </table:table-row>
        <table:table-row table:style-name="ro6">
          <table:table-cell table:style-name="ce9" office:value-type="string" calcext:value-type="string">
            <text:p>${line.product_id.customer_product_code}</text:p>
          </table:table-cell>
          <table:table-cell table:style-name="ce23" office:value-type="string" calcext:value-type="string">
            <text:p>${line.vendor_product_code}</text:p>
          </table:table-cell>
          <table:table-cell table:style-name="ce37" office:value-type="string" calcext:value-type="string" table:number-columns-spanned="4" table:number-rows-spanned="1">
            <text:p>${line.product_id.name}</text:p>
          </table:table-cell>
          <table:covered-table-cell table:number-columns-repeated="3" table:style-name="ce38"/>
          <table:table-cell table:style-name="ce151" office:value-type="string" calcext:value-type="string">
            <text:p>${line.product_qty}${line.product_uom.name}</text:p>
          </table:table-cell>
          <table:table-cell table:style-name="ce75" office:value-type="string" calcext:value-type="string">
            <text:p>${line.price_unit}</text:p>
          </table:table-cell>
          <table:table-cell table:style-name="ce89" office:value-type="string" calcext:value-type="string">
            <text:p>${line.price_subtotal}</text:p>
          </table:table-cell>
          <table:table-cell/>
        </table:table-row>
        <table:table-row table:style-name="ro7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8">
          <table:table-cell table:style-name="ce10" office:value-type="string" calcext:value-type="string" table:number-columns-spanned="9" table:number-rows-spanned="1">
            <text:p><text:a xlink:href="py3o:///for" xlink:type="simple">/for</text:a></text:p>
          </table:table-cell>
          <table:covered-table-cell table:style-name="ce24"/>
          <table:covered-table-cell table:number-columns-repeated="4" table:style-name="ce38"/>
          <table:covered-table-cell table:style-name="ce151"/>
          <table:covered-table-cell table:style-name="ce76"/>
          <table:covered-table-cell table:style-name="ce90"/>
          <table:table-cell/>
        </table:table-row>
        <table:table-row table:style-name="ro6">
          <table:table-cell table:style-name="ce11" office:value-type="string" calcext:value-type="string">
            <text:p>Remarks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1) All Items to be supplied in Yellow case(<text:span text:style-name="T6">黄色外壳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1" office:value-type="string" calcext:value-type="string">
            <text:p>2<text:span text:style-name="T6">）</text:span><text:span text:style-name="T7">Packing:  Carton+ instruction leaflets +Labels, (artwork will be supplied later) 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纸箱包装<text:span text:style-name="T8">+</text:span><text:span text:style-name="T9">说明书</text:span><text:span text:style-name="T10">+</text:span><text:span text:style-name="T9">标签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3) Conform to CE certifcate(EMC/LVD) and ROHS <text:s/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should be supplied before Oct. 20, and ROHS report should be submitted prior to delivery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CE certificate for all items should be showing correct company address.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2" office:value-type="string" calcext:value-type="string">
            <text:p>（<text:span text:style-name="T11">CE</text:span><text:span text:style-name="T12">认证书上显示正确的公司名字，认证书包括</text:span><text:span text:style-name="T13">EMC</text:span><text:span text:style-name="T12">和</text:span><text:span text:style-name="T13">LVD</text:span><text:span text:style-name="T12">检测，</text:span><text:span text:style-name="T13">ROHS</text:span><text:span text:style-name="T12">报告须提供）</text:span>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4) Inspection report, shipping photo and invoice, packing list should be supplied one weeks before 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1" office:value-type="string" calcext:value-type="string">
            <text:p>shipping.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6">
          <table:table-cell table:style-name="ce12" office:value-type="string" calcext:value-type="string">
            <text:p>（出货前一个星期提供检测报告，产品照片，发票，装箱单至需方以便订仓及出货）</text:p>
          </table:table-cell>
          <table:table-cell table:style-name="ce25"/>
          <table:table-cell table:style-name="ce39"/>
          <table:table-cell table:style-name="ce45" table:number-columns-repeated="3"/>
          <table:table-cell table:style-name="ce61"/>
          <table:table-cell table:style-name="ce77"/>
          <table:table-cell table:style-name="ce91"/>
          <table:table-cell/>
        </table:table-row>
        <table:table-row table:style-name="ro9">
          <table:table-cell table:style-name="ce13" office:value-type="string" calcext:value-type="string">
            <text:p>产品质量需同<text:span text:style-name="T8"> </text:span><text:span text:style-name="T9">之前出货</text:span></text:p>
          </table:table-cell>
          <table:table-cell table:style-name="ce26"/>
          <table:table-cell table:style-name="ce40"/>
          <table:table-cell table:style-name="ce46" table:number-columns-repeated="2"/>
          <table:table-cell table:style-name="ce53"/>
          <table:table-cell table:style-name="ce62"/>
          <table:table-cell table:style-name="ce78"/>
          <table:table-cell table:style-name="ce92"/>
          <table:table-cell/>
        </table:table-row>
        <table:table-row table:style-name="ro9">
          <table:table-cell table:style-name="ce14"/>
          <table:table-cell table:style-name="ce27"/>
          <table:table-cell table:style-name="ce41" office:value-type="string" calcext:value-type="string">
            <text:p>TOTAL<text:span text:style-name="T6">：</text:span></text:p>
          </table:table-cell>
          <table:table-cell table:style-name="ce47" table:number-columns-repeated="2"/>
          <table:table-cell table:style-name="ce54"/>
          <table:table-cell table:style-name="ce63" office:value-type="string" calcext:value-type="string">
            <text:p>${qty_total}PCS</text:p>
          </table:table-cell>
          <table:table-cell table:style-name="ce79"/>
          <table:table-cell table:style-name="ce93" office:value-type="string" calcext:value-type="string">
            <text:p>US$${price_total}</text:p>
          </table:table-cell>
          <table:table-cell/>
        </table:table-row>
        <table:table-row table:style-name="ro6">
          <table:table-cell table:style-name="ce15"/>
          <table:table-cell table:style-name="ce28"/>
          <table:table-cell table:style-name="ce42"/>
          <table:table-cell table:style-name="ce48" table:number-columns-repeated="2"/>
          <table:table-cell table:style-name="ce28"/>
          <table:table-cell table:style-name="ce64"/>
          <table:table-cell table:style-name="ce80"/>
          <table:table-cell table:style-name="ce94"/>
          <table:table-cell/>
        </table:table-row>
        <table:table-row table:style-name="ro3">
          <table:table-cell table:style-name="ce16"/>
          <table:table-cell table:style-name="ce29"/>
          <table:table-cell table:style-name="ce16" table:number-columns-repeated="4"/>
          <table:table-cell table:style-name="ce65"/>
          <table:table-cell table:style-name="ce81" table:number-columns-repeated="2"/>
          <table:table-cell/>
        </table:table-row>
        <table:table-row table:style-name="ro5">
          <table:table-cell table:style-name="ce4" office:value-type="string" calcext:value-type="string">
            <text:p>数量及总值均得有<text:span text:style-name="T14">      %</text:span><text:span text:style-name="T15">的增减</text:span><text:span text:style-name="T16">,</text:span><text:span text:style-name="T15">又卖方决定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 text:c="7"/>% MORE OR LESS ALLOWED ON THE QUANTITY AND TOTAL AMOUNT OF EACH ITEM AT THE DISCRITION OF THE SELLER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office:value-type="string" calcext:value-type="string">
            <text:p>6. <text:span text:style-name="T17">包装</text:span><text:span text:style-name="T18">:</text:span></text:p>
          </table:table-cell>
          <table:table-cell table:number-columns-repeated="9"/>
        </table:table-row>
        <table:table-row table:style-name="ro10">
          <table:table-cell office:value-type="string" calcext:value-type="string">
            <text:p>PACKING:</text:p>
          </table:table-cell>
          <table:table-cell table:style-name="ce30" office:value-type="string" calcext:value-type="string">
            <text:p>标准五层出口瓦楞纸箱<text:span text:style-name="T35">. </text:span><text:span text:style-name="T36">外箱须有</text:span><text:span text:style-name="T37"># </text:span><text:span text:style-name="T36">型打包带。</text:span>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7. <text:span text:style-name="T19">装运期</text:span><text:span text:style-name="T20">:</text:span><text:span text:style-name="T21">  </text:span><text:span text:style-name="T22"> ON OR BEFORE DECEMBER 10TH.2016.</text:span></text:p>
          </table:table-cell>
          <table:table-cell table:style-name="ce20"/>
          <table:table-cell table:number-columns-repeated="8"/>
        </table:table-row>
        <table:table-row table:style-name="ro5">
          <table:table-cell office:value-type="string" calcext:value-type="string">
            <text:p>TIME OF SHIPMENT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8. <text:span text:style-name="T17">装运口岸</text:span><text:span text:style-name="T18">:</text:span></text:p>
          </table:table-cell>
          <table:table-cell/>
          <table:table-cell table:style-name="ce31" office:value-type="string" calcext:value-type="string">
            <text:p>NINGBO, CHINA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LOADING:</text:p>
          </table:table-cell>
          <table:table-cell/>
          <table:table-cell table:style-name="ce43"/>
          <table:table-cell table:number-columns-repeated="7"/>
        </table:table-row>
        <table:table-row table:style-name="ro6">
          <table:table-cell office:value-type="string" calcext:value-type="string">
            <text:p>9. <text:span text:style-name="T17">目的口岸</text:span><text:span text:style-name="T18">:</text:span></text:p>
          </table:table-cell>
          <table:table-cell/>
          <table:table-cell table:style-name="ce31" office:value-type="string" calcext:value-type="string">
            <text:p>FELIXSTOWE, U.K.</text:p>
          </table:table-cell>
          <table:table-cell table:number-columns-repeated="7"/>
        </table:table-row>
        <table:table-row table:style-name="ro5">
          <table:table-cell office:value-type="string" calcext:value-type="string">
            <text:p>PORT OF DESTINATION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10.<text:span text:style-name="T17">保险</text:span><text:span text:style-name="T18">: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SURANCE: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1. <text:span text:style-name="T23">付款条件</text:span><text:span text:style-name="T24">: </text:span><text:span text:style-name="T25">买方须于</text:span><text:span text:style-name="T26">          </text:span><text:span text:style-name="T27">年</text:span><text:span text:style-name="T26">            </text:span><text:span text:style-name="T27">月</text:span><text:span text:style-name="T24">               </text:span><text:span text:style-name="T27">日前将</text:span><text:span text:style-name="T26">100%</text:span><text:span text:style-name="T25">保兑的</text:span><text:span text:style-name="T24">,</text:span><text:span text:style-name="T25">不可撤消的</text:span><text:span text:style-name="T24">, </text:span><text:span text:style-name="T25">准许转船</text:span><text:span text:style-name="T24">,</text:span><text:span text:style-name="T25">准许分运的即期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信用证开到卖方<text:span text:style-name="T28">,</text:span><text:span text:style-name="T29">信用证议付有效期至装运期后</text:span><text:span text:style-name="T30">           </text:span><text:span text:style-name="T29">天在上海到期</text:span><text:span text:style-name="T31">.</text:span><text:span text:style-name="T32">信用证中不应规定具体航线</text:span><text:span text:style-name="T30">,</text:span><text:span text:style-name="T29">船名</text:span><text:span text:style-name="T31">,</text:span><text:span text:style-name="T29">保险公司</text:span><text:span text:style-name="T31">. </text:span><text:span text:style-name="T29">为便于卖方</text:span></text:p>
          </table:table-cell>
          <table:table-cell table:number-columns-repeated="9"/>
        </table:table-row>
        <table:table-row table:style-name="ro7">
          <table:table-cell table:style-name="ce4" office:value-type="string" calcext:value-type="string">
            <text:p>结汇<text:span text:style-name="T14">, </text:span><text:span text:style-name="T15">开证时请注明销售合同号码数量应允许</text:span><text:span text:style-name="T16">         %</text:span><text:span text:style-name="T15">的增减</text:span><text:span text:style-name="T16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RMS OF PAYMENT: THE BUYER SHALL , BY <text:s text:c="32"/>, OPEN 100% CONFIRMED AND IRREVOCABLE LETTER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F <text:s/>CREDIT ALLOWING TRANSHIPMENT AND PARTIAL SHIPMENT IN FAVOR OF THE SELL PAYABLE BY OPENING BANK AGAINST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SIGHT DRAFT, TO REMAIN VALID FOR NEGOTIATION IN SHANGHAI, CHINA UNTIL THE <text:s text:c="24"/>DAY <text:s/>AFTER THE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A FORESAID TIME OF SHIPMENT. NO SPECIFIC SHIPPING <text:s/>ROUTE. SHIP'S NAME OR INSURANCE COMPANY SHALL BE STATED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IN THE LETTER OF CREDIT. <text:s text:c="2"/>FACILITATE THE SELLER FOR SETTLEMENT IN FOREIGN CURRENCY, COTRACT NUMBER SHAL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BE INDICATED ON THE LETTER OF CREDIT. <text:s text:c="16"/>% MORE OR LESS SHALL BE ALLOWED ON THE QUANTITY OF EACH ITEM.</text:p>
          </table:table-cell>
          <table:table-cell table:number-columns-repeated="9"/>
        </table:table-row>
        <table:table-row table:style-name="ro6">
          <table:table-cell office:value-type="string" calcext:value-type="string">
            <text:p>12.<text:span text:style-name="T17">其他条款</text:span><text:span text:style-name="T18">:</text:span></text:p>
          </table:table-cell>
          <table:table-cell table:style-name="ce31" office:value-type="string" calcext:value-type="string">
            <text:p><text:s/>1. <text:s/>PAYMMENT: T/T AGAINST THE FAX OF B/L.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OTHER ITEMS</text:p>
          </table:table-cell>
          <table:table-cell table:style-name="ce31" office:value-type="string" calcext:value-type="string">
            <text:p><text:s/>2. <text:s/>2SET SAMPLE AND INSPECTION REPORT SENT TO BUYER FOR CONFIRMATION</text:p>
          </table:table-cell>
          <table:table-cell table:number-columns-repeated="8"/>
        </table:table-row>
        <table:table-row table:style-name="ro6">
          <table:table-cell/>
          <table:table-cell table:style-name="ce31" office:value-type="string" calcext:value-type="string">
            <text:p><text:s/>PRIOR TO SHIPMENT.</text:p>
          </table:table-cell>
          <table:table-cell table:number-columns-repeated="8"/>
        </table:table-row>
        <table:table-row table:style-name="ro6">
          <table:table-cell/>
          <table:table-cell table:style-name="ce31"/>
          <table:table-cell table:number-columns-repeated="8"/>
        </table:table-row>
        <table:table-row table:style-name="ro5">
          <table:table-cell office:value-type="string" calcext:value-type="string">
            <text:p>13. <text:span text:style-name="T17">本销售合同的其他事项均按背面的一般条款之规定处理</text:span><text:span text:style-name="T18">, </text:span><text:span text:style-name="T33">该一般条款为本销售合同不可分割的组成部分</text:span><text:span text:style-name="T18">.</text:span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OTHER MATTERS IN CONNECTION WITH THIS SALES CONTRACT SHALL BE HANDLED ACCORDING TO THE GENERAL 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PROVISIONS ON THE BACK OF THE CONTRACT , THE GENERAL PROVISIONS ARE INTEGRAL PART OF THE SALES CONTRACT.</text:p>
          </table:table-cell>
          <table:table-cell table:number-columns-repeated="9"/>
        </table:table-row>
        <table:table-row table:style-name="ro7">
          <table:table-cell office:value-type="string" calcext:value-type="string">
            <text:p>14<text:span text:style-name="T34">。</text:span><text:span text:style-name="T16"> </text:span><text:span text:style-name="T15">其他：</text:span></text:p>
          </table:table-cell>
          <table:table-cell table:number-columns-repeated="9"/>
        </table:table-row>
        <table:table-row table:style-name="ro11">
          <table:table-cell table:style-name="ce4" office:value-type="string" calcext:value-type="string">
            <text:p>唛头<text:span text:style-name="T4">:</text:span></text:p>
          </table:table-cell>
          <table:table-cell table:style-name="ce32" office:value-type="string" calcext:value-type="string">
            <text:p>K. <text:s text:c="4"/>D.</text:p>
          </table:table-cell>
          <table:table-cell/>
          <table:table-cell table:style-name="ce49"/>
          <table:table-cell table:style-name="ce20"/>
          <table:table-cell table:style-name="ce32" office:value-type="string" calcext:value-type="string">
            <text:p>ITEM: KEN2820070K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0081130386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Q'TY: <text:s text:c="17"/>PC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/>
          <table:table-cell table:style-name="ce32" office:value-type="string" calcext:value-type="string">
            <text:p>FELIXSTOWE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G.W/N.W: <text:s text:c="11"/>KGS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2">
          <table:table-cell/>
          <table:table-cell table:style-name="ce32" office:value-type="string" calcext:value-type="string">
            <text:p>NO.(<text:span text:style-name="T38">流水号）</text:span><text:span text:style-name="T39">-total</text:span></text:p>
          </table:table-cell>
          <table:table-cell/>
          <table:table-cell table:style-name="ce49"/>
          <table:table-cell/>
          <table:table-cell table:style-name="ce32" office:value-type="string" calcext:value-type="string">
            <text:p>MEAS.: <text:s text:c="4"/>X <text:s text:c="3"/>X <text:s text:c="2"/>CM</text:p>
          </table:table-cell>
          <table:table-cell table:style-name="ce2"/>
          <table:table-cell table:style-name="ce83" table:number-columns-repeated="2"/>
          <table:table-cell/>
        </table:table-row>
        <table:table-row table:style-name="ro11">
          <table:table-cell table:number-columns-repeated="2"/>
          <table:table-cell table:style-name="ce2"/>
          <table:table-cell table:number-columns-repeated="3"/>
          <table:table-cell table:style-name="ce67"/>
          <table:table-cell table:number-columns-repeated="3"/>
        </table:table-row>
        <table:table-row table:style-name="ro5" table:number-rows-repeated="2">
          <table:table-cell table:number-columns-repeated="10"/>
        </table:table-row>
        <table:table-row table:style-name="ro5">
          <table:table-cell office:value-type="string" calcext:value-type="string">
            <text:p><text:s text:c="24"/></text:p>
          </table:table-cell>
          <table:table-cell table:number-columns-repeated="9"/>
        </table:table-row>
        <table:table-row table:style-name="ro5">
          <table:table-cell office:value-type="string" calcext:value-type="string">
            <text:p><text:s/>TEC-SPIRAL ENTERPRISES CO., LTD.</text:p>
          </table:table-cell>
          <table:table-cell table:number-columns-repeated="9"/>
        </table:table-row>
        <table:table-row table:style-name="ro5">
          <table:table-cell table:number-columns-repeated="10"/>
        </table:table-row>
        <table:table-row table:style-name="ro5">
          <table:table-cell table:style-name="ce18" table:number-columns-repeated="2"/>
          <table:table-cell table:style-name="ce16" table:number-columns-repeated="2"/>
          <table:table-cell table:number-columns-repeated="2"/>
          <table:table-cell table:style-name="ce68"/>
          <table:table-cell table:style-name="ce84"/>
          <table:table-cell table:style-name="ce81"/>
          <table:table-cell/>
        </table:table-row>
        <table:table-row table:style-name="ro7">
          <table:table-cell table:style-name="ce4" office:value-type="string" calcext:value-type="string">
            <text:p>买方<text:span text:style-name="T4">( THE BUYER)</text:span></text:p>
          </table:table-cell>
          <table:table-cell table:number-columns-repeated="5"/>
          <table:table-cell table:style-name="ce69" office:value-type="string" calcext:value-type="string">
            <text:p>卖方<text:span text:style-name="T4">( THE SELLER)</text:span>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黑体" svg:font-family="黑体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¥</number:text>
      <number:number number:decimal-places="0" loext:min-decimal-places="0" number:min-integer-digits="1" number:grouping="true"/>
    </number:number-style>
    <number:number-style style:name="N112">
      <number:text>¥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¥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¥</number:text>
      <number:number number:decimal-places="2" loext:min-decimal-places="2" number:min-integer-digits="1" number:grouping="true"/>
    </number:number-style>
    <number:number-style style:name="N115">
      <number:text>¥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¥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¥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48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US$</number:text>
      <number:number number:decimal-places="2" loext:min-decimal-places="2" number:min-integer-digits="1" number:grouping="true"/>
    </number:number-style>
    <number:number-style style:name="N150">
      <number:text>-US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">
      <number:number number:decimal-places="0" loext:min-decimal-places="0" number:min-integer-digits="0"/>
      <number:text>PCS</number:text>
    </number:number-style>
    <number:number-style style:name="N15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3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text>19090.</number:text>
      <number:number number:decimal-places="0" loext:min-decimal-places="0" number:min-integer-digits="3"/>
      <number:text> </number:text>
    </number:number-style>
    <number:currency-style style:name="N156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6"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6P0"/>
    </number:currency-style>
    <number:number-style style:name="N158P0" style:volatile="true">
      <number:text>US$</number:text>
      <number:number number:decimal-places="3" loext:min-decimal-places="3" number:min-integer-digits="1" number:grouping="true"/>
    </number:number-style>
    <number:number-style style:name="N158">
      <number:text>-US$</number:text>
      <number:number number:decimal-places="3" loext:min-decimal-places="3" number:min-integer-digits="1" number:grouping="true"/>
      <style:map style:condition="value()&gt;=0" style:apply-style-name="N158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8">00/00/0000</text:date>, <text:time style:data-style-name="N2" text:time-value="17:29:53.2556649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1T10:56:25.215370298</meta:creation-date>
    <dc:date>2017-07-28T17:30:36.535043609</dc:date>
    <meta:editing-duration>PT59M22S</meta:editing-duration>
    <meta:editing-cycles>5</meta:editing-cycles>
    <meta:generator>LibreOffice/5.3.4.2$Linux_X86_64 LibreOffice_project/30m0$Build-2</meta:generator>
    <meta:document-statistic meta:table-count="1" meta:cell-count="102" meta:object-count="0"/>
  </office:meta>
</office:document-meta>
</file>